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lk</text:p>
          </table:table-cell>
          <table:table-cell office:value-type="float" office:value="4800000">
            <text:p>480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div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clk</text:p>
          </table:table-cell>
          <table:table-cell table:formula="of:=[.E5]/[.E6]" office:value-type="float" office:value="600000">
            <text:p>60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clk</text:p>
          </table:table-cell>
          <table:table-cell table:formula="of:=1/[.E8]" office:value-type="float" office:value="0.00000166666666666667">
            <text:p>1,66666666666667E-006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nt</text:p>
          </table:table-cell>
          <table:table-cell office:value-type="float" office:value="256">
            <text:p>2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div</text:p>
          </table:table-cell>
          <table:table-cell office:value-type="string">
            <text:p>tmin</text:p>
          </table:table-cell>
          <table:table-cell office:value-type="string">
            <text:p>tclkmin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formula="of:=[.$E$9]*[.$E$12]*[.D14]" office:value-type="float" office:value="0.00170666666666667">
            <text:p>0,0017066667</text:p>
          </table:table-cell>
          <table:table-cell table:formula="of:=[.$E$9]*[.D14]" office:value-type="float" office:value="0.00000666666666666667">
            <text:p>6,66666666666667E-006</text:p>
          </table:table-cell>
          <table:table-cell table:formula="of:=(1/50)/[.F14]" office:value-type="float" office:value="3000">
            <text:p>3000</text:p>
          </table:table-cell>
          <table:table-cell table:formula="of:=255-[.G14]" office:value-type="float" office:value="-2745">
            <text:p>-2745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f:=[.$E$9]*[.$E$12]*[.D15]" office:value-type="float" office:value="0.00341333333333333">
            <text:p>0,0034133333</text:p>
          </table:table-cell>
          <table:table-cell table:formula="of:=[.$E$9]*[.D15]" office:value-type="float" office:value="0.0000133333333333333">
            <text:p>1,33333333333333E-005</text:p>
          </table:table-cell>
          <table:table-cell table:formula="of:=(1/50)/[.F15]" office:value-type="float" office:value="1500">
            <text:p>1500</text:p>
          </table:table-cell>
          <table:table-cell table:formula="of:=255-[.G15]" office:value-type="float" office:value="-1245">
            <text:p>-1245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formula="of:=[.$E$9]*[.$E$12]*[.D16]" office:value-type="float" office:value="0.00682666666666667">
            <text:p>0,0068266667</text:p>
          </table:table-cell>
          <table:table-cell table:formula="of:=[.$E$9]*[.D16]" office:value-type="float" office:value="0.0000266666666666667">
            <text:p>2,66666666666667E-005</text:p>
          </table:table-cell>
          <table:table-cell table:formula="of:=(1/50)/[.F16]" office:value-type="float" office:value="750">
            <text:p>750</text:p>
          </table:table-cell>
          <table:table-cell table:formula="of:=255-[.G16]" office:value-type="float" office:value="-495">
            <text:p>-495</text:p>
          </table:table-cell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table:formula="of:=[.$E$9]*[.$E$12]*[.D17]" office:value-type="float" office:value="0.0136533333333333">
            <text:p>0,0136533333</text:p>
          </table:table-cell>
          <table:table-cell table:formula="of:=[.$E$9]*[.D17]" office:value-type="float" office:value="0.0000533333333333333">
            <text:p>5,33333333333333E-005</text:p>
          </table:table-cell>
          <table:table-cell table:formula="of:=(1/50)/[.F17]" office:value-type="float" office:value="375">
            <text:p>375</text:p>
          </table:table-cell>
          <table:table-cell table:formula="of:=255-[.G17]" office:value-type="float" office:value="-120">
            <text:p>-120</text:p>
          </table:table-cell>
        </table:table-row>
        <table:table-row table:style-name="ro1">
          <table:table-cell table:number-columns-repeated="3"/>
          <table:table-cell office:value-type="float" office:value="64">
            <text:p>64</text:p>
          </table:table-cell>
          <table:table-cell table:formula="of:=[.$E$9]*[.$E$12]*[.D18]" office:value-type="float" office:value="0.0273066666666667">
            <text:p>0,0273066667</text:p>
          </table:table-cell>
          <table:table-cell table:formula="of:=[.$E$9]*[.D18]" office:value-type="float" office:value="0.000106666666666667">
            <text:p>0,0001066667</text:p>
          </table:table-cell>
          <table:table-cell table:formula="of:=(1/50)/[.F18]" office:value-type="float" office:value="187.5">
            <text:p>187,5</text:p>
          </table:table-cell>
          <table:table-cell table:formula="of:=255-[.G18]" office:value-type="float" office:value="67.5">
            <text:p>67,5</text:p>
          </table:table-cell>
        </table:table-row>
        <table:table-row table:style-name="ro1">
          <table:table-cell table:number-columns-repeated="3"/>
          <table:table-cell office:value-type="float" office:value="256">
            <text:p>256</text:p>
          </table:table-cell>
          <table:table-cell table:formula="of:=[.$E$9]*[.$E$12]*[.D19]" office:value-type="float" office:value="0.109226666666667">
            <text:p>0,1092266667</text:p>
          </table:table-cell>
          <table:table-cell table:formula="of:=[.$E$9]*[.D19]" office:value-type="float" office:value="0.000426666666666667">
            <text:p>0,0004266667</text:p>
          </table:table-cell>
          <table:table-cell table:formula="of:=(1/50)/[.F19]" office:value-type="float" office:value="46.875">
            <text:p>46,875</text:p>
          </table:table-cell>
          <table:table-cell table:formula="of:=255-[.G19]" office:value-type="float" office:value="208.125">
            <text:p>208,125</text:p>
          </table:table-cell>
        </table:table-row>
        <table:table-row table:style-name="ro1">
          <table:table-cell table:number-columns-repeated="3"/>
          <table:table-cell office:value-type="float" office:value="1024">
            <text:p>1024</text:p>
          </table:table-cell>
          <table:table-cell table:formula="of:=[.$E$9]*[.$E$12]*[.D20]" office:value-type="float" office:value="0.436906666666667">
            <text:p>0,4369066667</text:p>
          </table:table-cell>
          <table:table-cell table:formula="of:=[.$E$9]*[.D20]" office:value-type="float" office:value="0.00170666666666667">
            <text:p>0,0017066667</text:p>
          </table:table-cell>
          <table:table-cell table:formula="of:=(1/50)/[.F20]" office:value-type="float" office:value="11.71875">
            <text:p>11,71875</text:p>
          </table:table-cell>
          <table:table-cell table:formula="of:=255-[.G20]" office:value-type="float" office:value="243.28125">
            <text:p>243,2812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23.08.2012</text:date>, <text:time>01:1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2T22:49:16.54</meta:creation-date>
    <dc:date>2012-08-23T01:16:52.76</dc:date>
    <meta:editing-duration>PT2H12M26S</meta:editing-duration>
    <meta:editing-cycles>1</meta:editing-cycles>
    <meta:document-statistic meta:table-count="3" meta:cell-count="49" meta:object-count="0"/>
    <meta:generator>LibreOffice/3.4$Win32 LibreOffice_project/340m1$Build-402</meta:generator>
  </office:meta>
</office:document-meta>
</file>